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cm" svg:height="9.004cm" svg:x="11.202cm" svg:y="0.239cm">
            <draw:object draw:notify-on-update-of-ranges="Tabelle1.D2:Tabelle1.D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andra Bullock <text:s/>(* 1964)</text:p>
          </table:table-cell>
          <table:table-cell/>
          <table:table-cell office:value-type="string" calcext:value-type="string">
            <text:p>Filme pro Jahrze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980-19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ilme (Auswahl);</text:p>
          </table:table-cell>
          <table:table-cell/>
          <table:table-cell office:value-type="string" calcext:value-type="string">
            <text:p>1990-200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2000-201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molition Man</text:p>
          </table:table-cell>
          <table:table-cell/>
          <table:table-cell office:value-type="string" calcext:value-type="string">
            <text:p>2010-20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ährend du schliefst</text:p>
          </table:table-cell>
          <table:table-cell/>
          <table:table-cell office:value-type="float" office:value="2020" calcext:value-type="float">
            <text:p>20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as Netz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 Undercov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nd Si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.00.0000</text:date>, <text:time style:data-style-name="N2" text:time-value="15:31:16.219077881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4T09:31:29.209022674</meta:creation-date>
    <dc:date>2025-12-04T15:35:13.024135880</dc:date>
    <meta:editing-duration>PT8M45S</meta:editing-duration>
    <meta:editing-cycles>9</meta:editing-cycles>
    <meta:generator>LibreOffice/25.8.1.1$Linux_X86_64 LibreOffice_project/580$Build-1</meta:generator>
    <meta:document-statistic meta:table-count="1" meta:cell-count="20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1cm" svg:height="9.005cm" xlink:href=".." xlink:type="simple" chart:class="chart:bar" chart:style-name="ch1">
        <chart:legend chart:legend-position="end" svg:x="13.917cm" svg:y="4.203cm" style:legend-expansion="high" chart:style-name="ch2"/>
        <chart:plot-area chart:style-name="ch3" svg:x="0.263cm" svg:y="0.064cm" svg:width="13.277cm" svg:height="8.643cm">
          <chart:coordinate-region svg:x="0.897cm" svg:y="0.263cm" svg:width="12.643cm" svg:height="7.79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belle1.D2:Tabelle1.D6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Tabelle1.D2:Tabelle1.D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